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B30000005E0A0BC284427D9034.png" manifest:media-type="image/png"/>
  <manifest:file-entry manifest:full-path="Pictures/100002010000040D000002A1182A05E5EBF3A5C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20.877cm" svg:height="13.549cm" svg:x="6.8cm" svg:y="1.2cm">
          <draw:image xlink:href="Pictures/100002010000040D000002A1182A05E5EBF3A5C7.png" xlink:type="simple" xlink:show="embed" xlink:actuate="onLoad">
            <text:p/>
          </draw:image>
        </draw:frame>
        <draw:frame draw:style-name="gr1" draw:text-style-name="P1" draw:layer="layout" svg:width="4.735cm" svg:height="2.486cm" svg:x="0.865cm" svg:y="6.714cm">
          <draw:image xlink:href="Pictures/10000201000000B30000005E0A0BC284427D9034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ebastian Zug</meta:initial-creator>
    <meta:creation-date>2020-11-24T09:35:35.889894099</meta:creation-date>
    <dc:date>2020-11-24T09:39:26.327678232</dc:date>
    <dc:creator>Sebastian Zug</dc:creator>
    <meta:editing-duration>PT3M51S</meta:editing-duration>
    <meta:editing-cycles>1</meta:editing-cycles>
    <meta:document-statistic meta:object-count="25"/>
    <meta:generator>LibreOffice/6.0.7.3$Linux_X86_64 LibreOffice_project/00m0$Build-3</meta:generator>
  </office:meta>
</office:document-meta>
</file>